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E0000001FA4F50D589CE092FA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53cm" svg:stroke-color="#cf3834" draw:marker-start-width="0.279cm" draw:marker-end-width="0.279cm" draw:fill-color="#fffbcc" draw:textarea-horizontal-align="justify" draw:textarea-vertical-align="middle" draw:auto-grow-height="false" fo:min-height="0.512cm" fo:min-width="16.518cm" fo:padding-top="0.151cm" fo:padding-bottom="0.151cm" fo:padding-left="0.276cm" fo:padding-right="0.276cm"/>
    </style:style>
    <style:style style:name="gr3" style:family="graphic" style:parent-style-name="standard">
      <style:graphic-properties draw:stroke="solid" svg:stroke-width="0.053cm" svg:stroke-color="#cf3834" draw:marker-start-width="0.279cm" draw:marker-end-width="0.279cm" draw:fill-color="#fffbcc" draw:textarea-horizontal-align="justify" draw:textarea-vertical-align="middle" draw:auto-grow-height="false" fo:min-height="0.46cm" fo:min-width="16.466cm" fo:padding-top="0.151cm" fo:padding-bottom="0.151cm" fo:padding-left="0.276cm" fo:padding-right="0.276cm"/>
    </style:style>
    <style:style style:name="gr4" style:family="graphic" style:parent-style-name="objectwithoutfill">
      <style:graphic-properties draw:stroke="dash" draw:stroke-dash="Ultrafine_20_2_20_Dots_20_3_20_Dashes"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bcc"/>
      <style:paragraph-properties fo:text-align="start"/>
      <style:text-properties fo:color="#0066b3"/>
    </style:style>
    <style:style style:name="T1" style:family="text">
      <style:text-properties fo:color="#0066b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072cm" svg:height="12.446cm" svg:x="1.362cm" svg:y="2.081cm">
          <draw:image xlink:href="Pictures/10000000000002E0000001FA4F50D589CE092FA2.png" xlink:type="simple" xlink:show="embed" xlink:actuate="onLoad">
            <text:p/>
          </draw:image>
        </draw:frame>
        <draw:frame draw:style-name="gr1" draw:text-style-name="P1" draw:layer="layout" svg:width="18.072cm" svg:height="12.446cm" svg:x="1.216cm" svg:y="16.113cm">
          <draw:image xlink:href="Pictures/10000000000002E0000001FA4F50D589CE092FA2.png" xlink:type="simple" xlink:show="embed" xlink:actuate="onLoad">
            <text:p/>
          </draw:image>
        </draw:frame>
        <draw:custom-shape draw:style-name="gr2" draw:text-style-name="P3" draw:layer="layout" svg:width="17.018cm" svg:height="0.762cm" svg:x="2.143cm" svg:y="1.346cm">
          <text:p text:style-name="P2"><text:span text:style-name="T1">Repo: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7.018cm" svg:height="0.762cm" svg:x="1.635cm" svg:y="15.432cm">
          <text:p text:style-name="P2"><text:span text:style-name="T1">Repo: 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9.034cm" svg:y1="14.997cm" svg:x2="1.508cm" svg:y2="14.99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2-14T06:47:15.896810773</dc:date>
    <meta:editing-duration>PT4M21S</meta:editing-duration>
    <meta:editing-cycles>1</meta:editing-cycles>
    <meta:generator>LibreOffice/6.0.7.3$Linux_X86_64 LibreOffice_project/00m0$Build-3</meta:generator>
    <meta:print-date>2020-02-14T06:52:26.716911669</meta:print-date>
    <meta:document-statistic meta:object-count="5"/>
  </office:meta>
</office:document-meta>
</file>